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3EC6B7DB7484FA7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21cm" svg:x="0.9cm" svg:y="0cm">
          <draw:image xlink:href="Pictures/1000000000000780000005A03EC6B7DB7484FA7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6:28:59.483770862</meta:creation-date>
    <dc:date>2021-06-06T16:32:14.109633432</dc:date>
    <meta:editing-duration>PT3M16S</meta:editing-duration>
    <meta:editing-cycles>1</meta:editing-cycles>
    <meta:generator>LibreOffice/6.4.6.2$Linux_X86_64 LibreOffice_project/40$Build-2</meta:generator>
    <meta:document-statistic meta:object-count="1"/>
  </office:meta>
</office:document-meta>
</file>